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margin-left="4in">
        <style:tab-stops/>
      </style:paragraph-properties>
      <style:text-properties fo:font-weight="bold" style:font-weight-asian="bold" style:font-weight-complex="bold" style:text-underline-type="single" style:text-underline-style="solid" style:text-underline-width="auto" style:text-underline-mode="continuous"/>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fo:language="ga" fo:country="IE"/>
    </style:style>
    <style:style style:name="T4" style:parent-style-name="DefaultParagraphFont" style:family="text">
      <style:text-properties fo:font-weight="bold" style:font-weight-asian="bold" style:font-weight-complex="bold"/>
    </style:style>
    <style:style style:name="P5" style:parent-style-name="ListParagraph" style:list-style-name="LFO1" style:family="paragraph">
      <style:text-properties fo:font-weight="bold" style:font-weight-asian="bold" style:font-weight-complex="bold"/>
    </style:style>
    <style:style style:name="P6" style:parent-style-name="ListParagraph" style:family="paragraph">
      <style:text-properties fo:font-weight="bold" style:font-weight-asian="bold" style:font-weight-complex="bold"/>
    </style:style>
    <style:style style:name="P7" style:parent-style-name="ListParagraph" style:family="paragraph">
      <style:paragraph-properties fo:margin-left="0in">
        <style:tab-stops/>
      </style:paragraph-properties>
    </style:style>
    <style:style style:name="P8" style:parent-style-name="ListParagraph" style:family="paragraph">
      <style:paragraph-properties fo:margin-left="0in">
        <style:tab-stops/>
      </style:paragraph-properties>
    </style:style>
    <style:style style:name="P9" style:parent-style-name="ListParagraph" style:family="paragraph">
      <style:paragraph-properties fo:margin-left="0in">
        <style:tab-stops/>
      </style:paragraph-properties>
    </style:style>
    <style:style style:name="P10" style:parent-style-name="ListParagraph" style:list-style-name="LFO1" style:family="paragraph"/>
    <style:style style:name="P11" style:parent-style-name="ListParagraph" style:list-style-name="LFO1" style:family="paragraph"/>
    <style:style style:name="P12" style:parent-style-name="ListParagraph" style:list-style-name="LFO1" style:family="paragraph"/>
    <style:style style:name="P13" style:parent-style-name="ListParagraph" style:family="paragraph">
      <style:paragraph-properties fo:margin-left="0in">
        <style:tab-stops/>
      </style:paragraph-properties>
    </style:style>
    <style:style style:name="P14" style:parent-style-name="ListParagraph" style:family="paragraph">
      <style:paragraph-properties fo:margin-left="0in">
        <style:tab-stops/>
      </style:paragraph-properties>
    </style:style>
    <style:style style:name="P15" style:parent-style-name="ListParagraph" style:family="paragraph">
      <style:paragraph-properties fo:margin-left="0in">
        <style:tab-stops/>
      </style:paragraph-properties>
    </style:style>
    <style:style style:name="P16" style:parent-style-name="ListParagraph" style:family="paragraph">
      <style:paragraph-properties fo:margin-left="0in">
        <style:tab-stops/>
      </style:paragraph-properties>
    </style:style>
    <style:style style:name="P17" style:parent-style-name="ListParagraph" style:family="paragraph">
      <style:paragraph-properties fo:margin-left="0in">
        <style:tab-stops/>
      </style:paragraph-properties>
    </style:style>
  </office:automatic-styles>
  <office:body>
    <office:text text:use-soft-page-breaks="true">
      <text:p text:style-name="P1">Cian Mac Liatháin - 11476078</text:p>
      <text:p text:style-name="Normal"><text:span text:style-name="T2">Obair<text:s/></text:span><text:span text:style-name="T3">Bhaile</text:span><text:span text:style-name="T4"><text:s/>Seachtain 12<text:s/></text:span></text:p>
      <text:list text:style-name="LFO1" text:continue-numbering="true">
        <text:list-item>
          <text:p text:style-name="P5">Ceacht Scríofa:<text:s/>Cuir freagra chuig duine a scríobh litir chuig Máire na bhFadhbanna. Déan iarracht an Modh Coinníollach a úsáid chomh minic agus is féidir.</text:p>
        </text:list-item>
      </text:list>
      <text:p text:style-name="P6"/>
      <text:p text:style-name="P7">A<text:s/>‘<text:s/>Chailín cráite’,</text:p>
      <text:p text:style-name="P8"><text:tab/>Go<text:s/>raibh maith agat as ucht do litir a scríobh chugaim. Is rud iontach cróga é sin a dhéanamh. I dtosach báire tabharfaidh mé freagairt<text:s/>díreach<text:s/>duit ar do chéad ceist: cinnte is ciapadh<text:s/>gnéis<text:s/>an cineál iompair sin.<text:s/>Dá mbeinn<text:s/>féin<text:s/>i do chása bheadh na buarthaí chéanna agam: ‘tá sé pósta’, ‘tá sé chomh deas le gach duine i gcónaí’, ‘ní chreidfeadh aon duine mé’. Is<text:s/>mór an trua é, ach is<text:s/>rud<text:s/>coitianta<text:s/>é<text:s/>go gcuirfeadh duine atá ag fulaingt ina luí orthu féin nach gcreidfeadh aon duine iad, mar gheall go bfhuil an cineál iompair sin chomh dochreidte dúinn.</text:p>
      <text:p text:style-name="P9"><text:tab/>Déanfaidh mé mo dhícheall cabhrú leat.<text:s/>Dá dtarlódh ciapadh gnéis dom, ach go háirithe ag m’áit oibre, bheinn ag súil le comhairle phraiticiúil agus bheacht, agus sin cad a chuirfidh mé ar fáil duit:</text:p>
      <text:list text:style-name="LFO1" text:continue-numbering="true">
        <text:list-item>
          <text:list>
            <text:list-item>
              <text:p text:style-name="P10">Choinneoinn taifead de gach píosa fianaise atá agat, ar nós an nóta sin, maraon le aon rud salach nó maslach a dhéárfadh sé leat.</text:p>
            </text:list-item>
            <text:list-item>
              <text:p text:style-name="P11">B’fhéidir go gceapfadh tú go bfhuil an chumhacht<text:s/>ar fad<text:s/>ag bainisteoir an chomhlachta, ach ní shin an cás.<text:s/>Tá cosaint agat i gcónaí sa dlí, ach go háirithe an tAcht um Chomhionannas Fostaíochta (1998-2015). Dar leis an dlí, tá tú i dteideal éileamh a chur ar aghaidh san gCoimisiún um Chaidream san Áit Oibre.<text:s/>Rachfainn freisin i dteagmháil le Rannóg Achmhainní Daonna do chomhlachta, ba chóir go mbeadh polasaí i bhfeidhm acu maidir le conas ciapadh gnéasach a chosc.</text:p>
            </text:list-item>
            <text:list-item>
              <text:p text:style-name="P12">Chuirfinn i gcuimhne dom féin nach ormsa atá an locht, agus chuirfinn mo chuid sláinte mheabhrach i dtosaíocht. B’fhéidir go gciallódh sin am a chaitheamh i dteiripe, nó ábhar mo himní a ligeadh le dlúthchara.</text:p>
            </text:list-item>
          </text:list>
        </text:list-item>
      </text:list>
      <text:p text:style-name="P13"><text:tab/>Tuigim cén fáth go bfhuil do litir sínithe mar ‘Cailín Cráite’, ach tá do chrógacht léirithe agat san abairt ‘ní theastaíonn uaim géilleadh dó’. Bheinn den tuairim go mbeadh ‘Cailín Cróga’ níos oiriúnach mar ainm ort.<text:s/>Trí do labhairt amach faoi, tá níos mó airde tarraingthe againn ar ábhair gur cheart do chách a bheith airdeallach faoi.</text:p>
      <text:p text:style-name="P14"/>
      <text:p text:style-name="P15">Mise le gach dea-ghuí,</text:p>
      <text:p text:style-name="P16">Máire na bhFadhbanna</text:p>
      <text:p text:style-name="P1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ian Lyons</meta:initial-creator>
    <dc:creator>Cian Lyons</dc:creator>
    <meta:creation-date>2020-01-25T11:35:00Z</meta:creation-date>
    <dc:date>2020-01-25T13:23:00Z</dc:date>
    <meta:template xlink:href="Normal.dotm" xlink:type="simple"/>
    <meta:editing-cycles>2</meta:editing-cycles>
    <meta:editing-duration>PT6420S</meta:editing-duration>
    <meta:document-statistic meta:page-count="1" meta:paragraph-count="4" meta:word-count="326" meta:character-count="2184" meta:row-count="15" meta:non-whitespace-character-count="1862"/>
  </office:meta>
</office:document-meta>
</file>